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d-19:~/c++prog/labbar/laboration2&gt;make datetest.out</text:p>
      <text:p text:style-name="Standard">g++ -g -std=c++0x -Wall datetest.cpp -o datetest.out</text:p>
      <text:p text:style-name="Standard"></text:p>
      <text:p text:style-name="Standard">/tmp/ccThhMQs.o: In function `main':</text:p>
      <text:p text:style-name="Standard">/afs/nada.kth.se/home/e/u1woj9ie/c++prog/labbar/laboration2/datetest.cpp:25: undefined reference to `set_k_time(long)'</text:p>
      <text:p text:style-name="Standard">/afs/nada.kth.se/home/e/u1woj9ie/c++prog/labbar/laboration2/datetest.cpp:29: undefined reference to `lab2::Julian::Julian()'</text:p>
      <text:p text:style-name="Standard">/afs/nada.kth.se/home/e/u1woj9ie/c++prog/labbar/laboration2/datetest.cpp:30: undefined reference to `lab2::Gregorian::Gregorian()'</text:p>
      <text:p text:style-name="Standard">/afs/nada.kth.se/home/e/u1woj9ie/c++prog/labbar/laboration2/datetest.cpp:31: undefined reference to `lab2::operator&lt;&lt;(std::basic_ostream&lt;char, std::char_traits&lt;char&gt; &gt;&amp;, lab2::Date const&amp;)'</text:p>
      <text:p text:style-name="Standard">/afs/nada.kth.se/home/e/u1woj9ie/c++prog/labbar/laboration2/datetest.cpp:32: undefined reference to `lab2::operator-(lab2::Date const&amp;, lab2::Date const&amp;)'</text:p>
      <text:p text:style-name="Standard">/afs/nada.kth.se/home/e/u1woj9ie/c++prog/labbar/laboration2/datetest.cpp:33: undefined reference to `lab2::Gregorian::Gregorian(int, int, int)'</text:p>
      <text:p text:style-name="Standard">/afs/nada.kth.se/home/e/u1woj9ie/c++prog/labbar/laboration2/datetest.cpp:41: undefined reference to `lab2::Julian::Julian()'</text:p>
      <text:p text:style-name="Standard">/afs/nada.kth.se/home/e/u1woj9ie/c++prog/labbar/laboration2/datetest.cpp:43: undefined reference to `lab2::Julian::Julian(lab2::Date const&amp;)'</text:p>
      <text:p text:style-name="Standard">/afs/nada.kth.se/home/e/u1woj9ie/c++prog/labbar/laboration2/datetest.cpp:45: undefined reference to `lab2::Julian::Julian(lab2::Date const*)'</text:p>
      <text:p text:style-name="Standard">/afs/nada.kth.se/home/e/u1woj9ie/c++prog/labbar/laboration2/datetest.cpp:76: undefined reference to `lab2::Date::operator+=(int)'</text:p>
      <text:p text:style-name="Standard">/afs/nada.kth.se/home/e/u1woj9ie/c++prog/labbar/laboration2/datetest.cpp:78: undefined reference to `lab2::Date::operator-=(int)'</text:p>
      <text:p text:style-name="Standard">/afs/nada.kth.se/home/e/u1woj9ie/c++prog/labbar/laboration2/datetest.cpp:85: undefined reference to `lab2::Gregorian::Gregorian()'</text:p>
      <text:p text:style-name="Standard">/afs/nada.kth.se/home/e/u1woj9ie/c++prog/labbar/laboration2/datetest.cpp:86: undefined reference to `lab2::Gregorian::year() const'</text:p>
      <text:p text:style-name="Standard">/afs/nada.kth.se/home/e/u1woj9ie/c++prog/labbar/laboration2/datetest.cpp:88: undefined reference to `lab2::operator==(lab2::Date const&amp;, lab2::Date const&amp;)'</text:p>
      <text:p text:style-name="Standard">/afs/nada.kth.se/home/e/u1woj9ie/c++prog/labbar/laboration2/datetest.cpp:89: undefined reference to `lab2::operator!=(lab2::Date const&amp;, lab2::Date const&amp;)'</text:p>
      <text:p text:style-name="Standard">/afs/nada.kth.se/home/e/u1woj9ie/c++prog/labbar/laboration2/datetest.cpp:90: undefined reference to `lab2::operator&lt;(lab2::Date const&amp;, lab2::Date const&amp;)'</text:p>
      <text:p text:style-name="Standard">/afs/nada.kth.se/home/e/u1woj9ie/c++prog/labbar/laboration2/datetest.cpp:91: undefined reference to `lab2::operator&gt;=(lab2::Date const&amp;, lab2::Date const&amp;)'</text:p>
      <text:p text:style-name="Standard">/afs/nada.kth.se/home/e/u1woj9ie/c++prog/labbar/laboration2/datetest.cpp:95: undefined reference to `lab2::Gregorian::Gregorian(int, int, int)'</text:p>
      <text:p text:style-name="Standard">/afs/nada.kth.se/home/e/u1woj9ie/c++prog/labbar/laboration2/datetest.cpp:127: undefined reference to `lab2::Gregorian::Gregorian(int, int, int)'</text:p>
      <text:p text:style-name="Standard">/tmp/ccThhMQs.o: In function `~Roman':</text:p>
      <text:p text:style-name="Standard">/afs/nada.kth.se/home/e/u1woj9ie/c++prog/labbar/laboration2/roman.h:63: undefined reference to `vtable for lab2::Roman'</text:p>
      <text:p text:style-name="Standard">/tmp/ccThhMQs.o: In function `~Julian':</text:p>
      <text:p text:style-name="Standard">/afs/nada.kth.se/home/e/u1woj9ie/c++prog/labbar/laboration2/julian.h:37: undefined reference to `vtable for lab2::Julian'</text:p>
      <text:p text:style-name="Standard">/tmp/ccThhMQs.o: In function `~Gregorian':</text:p>
      <text:p text:style-name="Standard">/afs/nada.kth.se/home/e/u1woj9ie/c++prog/labbar/laboration2/gregorian.h:36: undefined reference to `vtable for lab2::Gregorian'</text:p>
      <text:p text:style-name="Standard">/tmp/ccThhMQs.o: In function `Roman':</text:p>
      <text:p text:style-name="Standard"><text:soft-page-break/>/afs/nada.kth.se/home/e/u1woj9ie/c++prog/labbar/laboration2/roman.h:35: undefined reference to `vtable for lab2::Roman'</text:p>
      <text:p text:style-name="Standard">/tmp/ccThhMQs.o: In function `Julian':</text:p>
      <text:p text:style-name="Standard">/afs/nada.kth.se/home/e/u1woj9ie/c++prog/labbar/laboration2/julian.h:37: undefined reference to `vtable for lab2::Julian'</text:p>
      <text:p text:style-name="Standard">collect2: ld returned 1 exit status</text:p>
      <text:p text:style-name="Standard">make: *** [datetest.out] Error 1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cham Mohamad</meta:initial-creator>
    <meta:creation-date>2012-12-23T17:12:53</meta:creation-date>
    <dc:date>2012-12-23T17:14:41</dc:date>
    <dc:creator>Hicham Mohamad</dc:creator>
    <meta:editing-duration>P0D</meta:editing-duration>
    <meta:editing-cycles>1</meta:editing-cycles>
    <meta:document-statistic meta:table-count="0" meta:image-count="0" meta:object-count="0" meta:page-count="2" meta:paragraph-count="35" meta:word-count="202" meta:character-count="3737" meta:non-whitespace-character-count="3535"/>
    <meta:generator>LibreOffice/3.5$Linux_X86_64 LibreOffice_project/350m1$Build-2</meta:generator>
  </office:meta>
</office:document-meta>
</file>